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3D000001793A120E607E6C6CA3.png" manifest:media-type="image/png"/>
  <manifest:file-entry manifest:full-path="Pictures/100002010000049600000103804ECF93B1DD7BBA.png" manifest:media-type="image/png"/>
  <manifest:file-entry manifest:full-path="Pictures/100002010000029A00000082B3C853EE8C4D44B9.png" manifest:media-type="image/png"/>
  <manifest:file-entry manifest:full-path="Pictures/10000000000001F5000002655CCDA7137814B59B.png" manifest:media-type="image/png"/>
  <manifest:file-entry manifest:full-path="Pictures/10000201000000A3000001658FE88BE1E427E7EC.png" manifest:media-type="image/png"/>
  <manifest:file-entry manifest:full-path="Pictures/10000000000002EA0000024B6BF1E01716C9145B.png" manifest:media-type="image/png"/>
  <manifest:file-entry manifest:full-path="Pictures/10000201000002D100000092FBD221D5D25D31C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3596f7"/>
    </style:style>
    <style:style style:name="P5" style:family="paragraph" style:parent-style-name="Standard">
      <style:text-properties officeooo:rsid="01720554" officeooo:paragraph-rsid="0173b40b"/>
    </style:style>
    <style:style style:name="P6" style:family="paragraph" style:parent-style-name="Standard">
      <style:text-properties officeooo:rsid="0173b40b" officeooo:paragraph-rsid="0173b40b"/>
    </style:style>
    <style:style style:name="P7" style:family="paragraph" style:parent-style-name="Standard">
      <style:text-properties style:font-name="Times New Roman" officeooo:rsid="000b5804" officeooo:paragraph-rsid="000b5804"/>
    </style:style>
    <style:style style:name="P8" style:family="paragraph" style:parent-style-name="Heading">
      <style:paragraph-properties fo:text-align="center" style:justify-single-word="false"/>
      <style:text-properties fo:font-weight="bold" style:font-weight-asian="bold" style:font-weight-complex="bold"/>
    </style:style>
    <style:style style:name="P9" style:family="paragraph" style:parent-style-name="Text_20_body">
      <style:text-properties officeooo:paragraph-rsid="01756fef"/>
    </style:style>
    <style:style style:name="P10" style:family="paragraph" style:parent-style-name="Text_20_body">
      <style:text-properties officeooo:rsid="0036a586" officeooo:paragraph-rsid="0176446b"/>
    </style:style>
    <style:style style:name="P11" style:family="paragraph" style:parent-style-name="Text_20_body">
      <style:text-properties officeooo:rsid="01dd4f45" officeooo:paragraph-rsid="01dd4f45"/>
    </style:style>
    <style:style style:name="P12" style:family="paragraph" style:parent-style-name="Text_20_body">
      <style:text-properties officeooo:paragraph-rsid="01edcf44"/>
    </style:style>
    <style:style style:name="P13" style:family="paragraph" style:parent-style-name="Text_20_body">
      <style:text-properties officeooo:rsid="01ff2d14" officeooo:paragraph-rsid="01ff2d14"/>
    </style:style>
    <style:style style:name="P14" style:family="paragraph" style:parent-style-name="Text_20_body">
      <style:text-properties officeooo:rsid="0200a830" officeooo:paragraph-rsid="0200a830"/>
    </style:style>
    <style:style style:name="P15" style:family="paragraph" style:parent-style-name="Text_20_body">
      <style:text-properties officeooo:rsid="02031128" officeooo:paragraph-rsid="0200a830"/>
    </style:style>
    <style:style style:name="P16" style:family="paragraph" style:parent-style-name="Text_20_body">
      <style:text-properties officeooo:rsid="020e4c9d" officeooo:paragraph-rsid="020e4c9d"/>
    </style:style>
    <style:style style:name="P17" style:family="paragraph" style:parent-style-name="Text_20_body">
      <style:text-properties officeooo:rsid="020f4221" officeooo:paragraph-rsid="020f4221"/>
    </style:style>
    <style:style style:name="P18" style:family="paragraph" style:parent-style-name="Text_20_body">
      <style:text-properties officeooo:rsid="020f8f28" officeooo:paragraph-rsid="020f8f28"/>
    </style:style>
    <style:style style:name="P19" style:family="paragraph" style:parent-style-name="Text_20_body">
      <style:text-properties officeooo:rsid="02100d46" officeooo:paragraph-rsid="02100d46"/>
    </style:style>
    <style:style style:name="P20" style:family="paragraph" style:parent-style-name="Text_20_body">
      <style:text-properties officeooo:rsid="02111597" officeooo:paragraph-rsid="02111597"/>
    </style:style>
    <style:style style:name="P21" style:family="paragraph" style:parent-style-name="Text_20_body">
      <style:text-properties officeooo:rsid="02125ef3" officeooo:paragraph-rsid="02125ef3"/>
    </style:style>
    <style:style style:name="P22" style:family="paragraph" style:parent-style-name="Text_20_body">
      <style:paragraph-properties fo:text-align="start" style:justify-single-word="false"/>
      <style:text-properties officeooo:rsid="02146920" officeooo:paragraph-rsid="02146920"/>
    </style:style>
    <style:style style:name="P23" style:family="paragraph" style:parent-style-name="Text_20_body">
      <style:paragraph-properties fo:text-align="start" style:justify-single-word="false"/>
      <style:text-properties officeooo:rsid="0216546d" officeooo:paragraph-rsid="0216546d"/>
    </style:style>
    <style:style style:name="P24" style:family="paragraph" style:parent-style-name="Text_20_body">
      <style:text-properties officeooo:rsid="02188f37" officeooo:paragraph-rsid="02188f37"/>
    </style:style>
    <style:style style:name="P25" style:family="paragraph" style:parent-style-name="Text_20_body">
      <style:text-properties officeooo:rsid="0224e9af" officeooo:paragraph-rsid="0224e9af"/>
    </style:style>
    <style:style style:name="P26" style:family="paragraph" style:parent-style-name="Index">
      <style:text-properties officeooo:rsid="000b5804" officeooo:paragraph-rsid="003596f7"/>
    </style:style>
    <style:style style:name="P27" style:family="paragraph" style:parent-style-name="Index">
      <style:paragraph-properties fo:text-align="start" style:justify-single-word="false"/>
      <style:text-properties officeooo:rsid="0002d659" officeooo:paragraph-rsid="0002d659"/>
    </style:style>
    <style:style style:name="P28" style:family="paragraph" style:parent-style-name="Index">
      <style:paragraph-properties fo:text-align="start" style:justify-single-word="false"/>
      <style:text-properties officeooo:paragraph-rsid="0002d659"/>
    </style:style>
    <style:style style:name="P29" style:family="paragraph" style:parent-style-name="Illustration">
      <style:text-properties officeooo:paragraph-rsid="020ce91f"/>
    </style:style>
    <style:style style:name="P30" style:family="paragraph" style:parent-style-name="Illustration">
      <style:paragraph-properties fo:text-align="center" style:justify-single-word="false"/>
      <style:text-properties officeooo:paragraph-rsid="020ce91f"/>
    </style:style>
    <style:style style:name="P31" style:family="paragraph" style:parent-style-name="Text_20_body">
      <style:paragraph-properties fo:break-before="page"/>
      <style:text-properties officeooo:rsid="02031128" officeooo:paragraph-rsid="0200a830"/>
    </style:style>
    <style:style style:name="P32" style:family="paragraph" style:parent-style-name="Illustration_20_Index_20_1">
      <style:paragraph-properties>
        <style:tab-stops>
          <style:tab-stop style:position="17.013cm" style:type="right" style:leader-style="dotted" style:leader-text="."/>
        </style:tab-stops>
      </style:paragraph-properties>
    </style:style>
    <style:style style:name="P33" style:family="paragraph" style:parent-style-name="Index" style:master-page-name="Index">
      <style:paragraph-properties fo:text-align="start" style:justify-single-word="false" style:page-number="auto"/>
      <style:text-properties officeooo:paragraph-rsid="0002d659"/>
    </style:style>
    <style:style style:name="P34" style:family="paragraph" style:parent-style-name="Heading_20_1" style:list-style-name="">
      <style:text-properties officeooo:rsid="0184022c" officeooo:paragraph-rsid="0184022c"/>
    </style:style>
    <style:style style:name="P35" style:family="paragraph" style:parent-style-name="Heading_20_1" style:master-page-name="Standard">
      <style:paragraph-properties style:page-number="1"/>
      <style:text-properties officeooo:rsid="003596f7" officeooo:paragraph-rsid="003596f7"/>
    </style:style>
    <style:style style:name="P36" style:family="paragraph" style:parent-style-name="Heading_20_1">
      <style:paragraph-properties fo:break-before="page"/>
    </style:style>
    <style:style style:name="P37" style:family="paragraph" style:parent-style-name="Heading_20_1">
      <style:paragraph-properties fo:break-before="page"/>
      <style:text-properties officeooo:rsid="01ad83bc" officeooo:paragraph-rsid="01ad83bc"/>
    </style:style>
    <style:style style:name="P38" style:family="paragraph" style:parent-style-name="Heading_20_1">
      <style:paragraph-properties fo:break-before="page"/>
      <style:text-properties officeooo:rsid="0184022c" officeooo:paragraph-rsid="0184022c"/>
    </style:style>
    <style:style style:name="P39" style:family="paragraph" style:parent-style-name="Heading_20_2">
      <style:text-properties officeooo:rsid="0036a586" officeooo:paragraph-rsid="0176446b"/>
    </style:style>
    <style:style style:name="P40" style:family="paragraph" style:parent-style-name="Heading_20_2">
      <style:text-properties style:font-name="Times New Roman"/>
    </style:style>
    <style:style style:name="P41" style:family="paragraph" style:parent-style-name="Heading_20_2">
      <style:paragraph-properties fo:break-before="page"/>
    </style:style>
    <style:style style:name="P42" style:family="paragraph" style:parent-style-name="Heading_20_2">
      <style:paragraph-properties fo:break-before="page"/>
      <style:text-properties officeooo:rsid="02146920" officeooo:paragraph-rsid="02146920"/>
    </style:style>
    <style:style style:name="P43" style:family="paragraph" style:parent-style-name="Heading_20_2">
      <style:paragraph-properties fo:break-before="page"/>
      <style:text-properties officeooo:rsid="02188f37" officeooo:paragraph-rsid="0224e9af"/>
    </style:style>
    <style:style style:name="P44" style:family="paragraph" style:parent-style-name="Heading_20_3">
      <style:text-properties style:font-name="Times New Roman" officeooo:rsid="01fbfa11" officeooo:paragraph-rsid="01fbfa11"/>
    </style:style>
    <style:style style:name="P45" style:family="paragraph" style:parent-style-name="Heading_20_3" style:list-style-name="">
      <style:text-properties officeooo:rsid="02146920" officeooo:paragraph-rsid="02146920"/>
    </style:style>
    <style:style style:name="P46" style:family="paragraph" style:parent-style-name="Heading_20_3">
      <style:paragraph-properties fo:break-before="page"/>
      <style:text-properties officeooo:rsid="01fbfa11" officeooo:paragraph-rsid="01fbfa11"/>
    </style:style>
    <style:style style:name="P47" style:family="paragraph" style:parent-style-name="Heading_20_3">
      <style:paragraph-properties fo:break-before="page"/>
      <style:text-properties officeooo:rsid="02146920" officeooo:paragraph-rsid="02146920"/>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2">
      <style:paragraph-properties>
        <style:tab-stops>
          <style:tab-stop style:position="17cm" style:type="right" style:leader-style="dotted" style:leader-text="."/>
        </style:tab-stops>
      </style:paragraph-properties>
    </style:style>
    <style:style style:name="P50" style:family="paragraph" style:parent-style-name="Contents_20_3">
      <style:paragraph-properties>
        <style:tab-stops>
          <style:tab-stop style:position="17cm" style:type="right" style:leader-style="dotted" style:leader-text="."/>
        </style:tab-stops>
      </style:paragraph-properties>
    </style:style>
    <style:style style:name="P51" style:family="paragraph" style:parent-style-name="Text_20_body" style:list-style-name="L1"/>
    <style:style style:name="P52" style:family="paragraph" style:parent-style-name="Text_20_body" style:list-style-name="L2">
      <style:text-properties officeooo:rsid="01fac03e" officeooo:paragraph-rsid="01fac03e"/>
    </style:style>
    <style:style style:name="P53" style:family="paragraph" style:parent-style-name="Text_20_body" style:list-style-name="L2">
      <style:text-properties officeooo:rsid="01fac03e" officeooo:paragraph-rsid="020e4c9d"/>
    </style:style>
    <style:style style:name="P54" style:family="paragraph" style:parent-style-name="Text_20_body" style:list-style-name="L2">
      <style:text-properties officeooo:rsid="021dc5e0" officeooo:paragraph-rsid="021dc5e0"/>
    </style:style>
    <style:style style:name="P55" style:family="paragraph" style:parent-style-name="Text_20_body" style:list-style-name="L2">
      <style:text-properties officeooo:rsid="022725eb" officeooo:paragraph-rsid="022725eb"/>
    </style:style>
    <style:style style:name="P56" style:family="paragraph" style:parent-style-name="Text_20_body" style:list-style-name="L2">
      <style:text-properties officeooo:rsid="022a2619" officeooo:paragraph-rsid="022a2619"/>
    </style:style>
    <style:style style:name="P57" style:family="paragraph" style:parent-style-name="Text_20_body" style:list-style-name="L2">
      <style:text-properties officeooo:rsid="022bdf74" officeooo:paragraph-rsid="022cc2bb"/>
    </style:style>
    <style:style style:name="P58" style:family="paragraph" style:parent-style-name="Text_20_body" style:list-style-name="L3">
      <style:text-properties officeooo:rsid="01fbfa11" officeooo:paragraph-rsid="01fbfa11"/>
    </style:style>
    <style:style style:name="P59" style:family="paragraph" style:parent-style-name="Text_20_body" style:list-style-name="L4">
      <style:text-properties officeooo:rsid="01fbfa11" officeooo:paragraph-rsid="01fbfa11"/>
    </style:style>
    <style:style style:name="P60" style:family="paragraph" style:parent-style-name="Text_20_body" style:list-style-name="L5">
      <style:text-properties officeooo:rsid="0200a830" officeooo:paragraph-rsid="0200a830"/>
    </style:style>
    <style:style style:name="P61" style:family="paragraph" style:parent-style-name="Text_20_body" style:list-style-name="L6">
      <style:paragraph-properties fo:text-align="start" style:justify-single-word="false"/>
      <style:text-properties officeooo:rsid="0216546d" officeooo:paragraph-rsid="0216546d"/>
    </style:style>
    <style:style style:name="P62" style:family="paragraph" style:parent-style-name="Text_20_body" style:list-style-name="L7">
      <style:text-properties officeooo:rsid="016f9575" officeooo:paragraph-rsid="016f9575"/>
    </style:style>
    <style:style style:name="P63" style:family="paragraph" style:parent-style-name="Text_20_body" style:list-style-name="L7">
      <style:text-properties officeooo:rsid="016f9575" officeooo:paragraph-rsid="019b3cfb"/>
    </style:style>
    <style:style style:name="P64" style:family="paragraph" style:parent-style-name="Text_20_body" style:list-style-name="L8">
      <style:text-properties officeooo:rsid="016f9575" officeooo:paragraph-rsid="017e1ebe"/>
    </style:style>
    <style:style style:name="P65" style:family="paragraph" style:parent-style-name="Text_20_body" style:list-style-name="L8">
      <style:text-properties officeooo:rsid="016f9575" officeooo:paragraph-rsid="018eb969"/>
    </style:style>
    <style:style style:name="P66" style:family="paragraph" style:parent-style-name="Text_20_body" style:list-style-name="L8">
      <style:text-properties officeooo:rsid="017e1ebe" officeooo:paragraph-rsid="0224e9af"/>
    </style:style>
    <style:style style:name="P67" style:family="paragraph" style:parent-style-name="Text_20_body" style:list-style-name="L8">
      <style:text-properties officeooo:rsid="017e1ebe" officeooo:paragraph-rsid="018eb969"/>
    </style:style>
    <style:style style:name="P68" style:family="paragraph" style:parent-style-name="Text_20_body" style:list-style-name="L8">
      <style:text-properties officeooo:rsid="01826807" officeooo:paragraph-rsid="01826807"/>
    </style:style>
    <style:style style:name="P69" style:family="paragraph" style:parent-style-name="Text_20_body" style:list-style-name="L8">
      <style:text-properties officeooo:rsid="017f737c" officeooo:paragraph-rsid="017f737c"/>
    </style:style>
    <style:style style:name="P70" style:family="paragraph" style:parent-style-name="Text_20_body" style:list-style-name="L8">
      <style:text-properties officeooo:rsid="017ff7c0" officeooo:paragraph-rsid="017ff7c0"/>
    </style:style>
    <style:style style:name="P71" style:family="paragraph" style:parent-style-name="Text_20_body">
      <style:text-properties officeooo:rsid="022becee" officeooo:paragraph-rsid="022becee"/>
    </style:style>
    <style:style style:name="P72" style:family="paragraph" style:parent-style-name="Text_20_body">
      <style:text-properties officeooo:rsid="022f16a8" officeooo:paragraph-rsid="022f16a8"/>
    </style:style>
    <style:style style:name="P73" style:family="paragraph" style:parent-style-name="Text_20_body" style:list-style-name="L2">
      <style:paragraph-properties fo:margin-top="0cm" fo:margin-bottom="0.146cm" loext:contextual-spacing="false"/>
      <style:text-properties officeooo:rsid="0221820d" officeooo:paragraph-rsid="0221820d"/>
    </style:style>
    <style:style style:name="P74" style:family="paragraph" style:parent-style-name="Text_20_body" style:list-style-name="L2">
      <style:paragraph-properties fo:margin-top="0cm" fo:margin-bottom="0.146cm" loext:contextual-spacing="false"/>
      <style:text-properties officeooo:rsid="02236011" officeooo:paragraph-rsid="02236011"/>
    </style:style>
    <style:style style:name="P75" style:family="paragraph" style:parent-style-name="Standard" style:master-page-name="First_20_Page">
      <style:paragraph-properties style:page-number="auto"/>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744c8"/>
    </style:style>
    <style:style style:name="T5" style:family="text">
      <style:text-properties officeooo:rsid="01a84b49"/>
    </style:style>
    <style:style style:name="T6" style:family="text">
      <style:text-properties officeooo:rsid="0184022c"/>
    </style:style>
    <style:style style:name="T7" style:family="text">
      <style:text-properties officeooo:rsid="01fa7f0f"/>
    </style:style>
    <style:style style:name="T8" style:family="text">
      <style:text-properties officeooo:rsid="01fac03e"/>
    </style:style>
    <style:style style:name="T9" style:family="text">
      <style:text-properties officeooo:rsid="0204e771"/>
    </style:style>
    <style:style style:name="T10" style:family="text">
      <style:text-properties officeooo:rsid="02125ef3"/>
    </style:style>
    <style:style style:name="T11" style:family="text">
      <style:text-properties fo:font-weight="bold" style:font-weight-asian="bold" style:font-weight-complex="bold"/>
    </style:style>
    <style:style style:name="T12" style:family="text">
      <style:text-properties officeooo:rsid="02199396"/>
    </style:style>
    <style:style style:name="T13" style:family="text">
      <style:text-properties officeooo:rsid="021a37bc"/>
    </style:style>
    <style:style style:name="T14" style:family="text">
      <style:text-properties officeooo:rsid="0223226b"/>
    </style:style>
    <style:style style:name="T15" style:family="text">
      <style:text-properties officeooo:rsid="022cc2bb"/>
    </style:style>
    <style:style style:name="T16" style:family="text">
      <style:text-properties officeooo:rsid="022d1b0d"/>
    </style:style>
    <style:style style:name="T17" style:family="text">
      <style:text-properties officeooo:rsid="022fbaac"/>
    </style:style>
    <style:style style:name="T18" style:family="text">
      <style:text-properties officeooo:rsid="0230c25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draw:frame draw:style-name="fr5" draw:name="Bild1" text:anchor-type="paragraph" svg:x="-0.055cm" svg:y="0cm" svg:width="16.965cm" svg:height="3.434cm" draw:z-index="0"><draw:image xlink:href="Pictures/10000201000002D100000092FBD221D5D25D31CD.png" xlink:type="simple" xlink:show="embed" xlink:actuate="onLoad"/></draw:frame></text:p>
      <text:p text:style-name="P8">Neue Features in UliCMS <text:span text:style-name="T7">2017.1</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7"/>
      <text:p text:style-name="P27"/>
      <text:p text:style-name="P28"><draw:frame draw:style-name="fr6" draw:name="Bild2" text:anchor-type="paragraph" svg:x="0.418cm" svg:y="0.429cm" svg:width="4.313cm" svg:height="9.446cm" draw:z-index="1"><draw:image xlink:href="Pictures/10000201000000A3000001658FE88BE1E427E7EC.png" xlink:type="simple" xlink:show="embed" xlink:actuate="onLoad"/></draw:frame></text:p>
      <text:p text:style-name="P33"/>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8"><text:a xlink:type="simple" xlink:href="#__RefHeading___Toc467_918909501" text:style-name="Index_20_Link" text:visited-style-name="Index_20_Link">Über dieses Dokument<text:tab/>1</text:a></text:p>
          <text:p text:style-name="P49"><text:a xlink:type="simple" xlink:href="#__RefHeading___Toc481_1318882124" text:style-name="Index_20_Link" text:visited-style-name="Index_20_Link">Zielgruppe<text:tab/>1</text:a></text:p>
          <text:p text:style-name="P48"><text:a xlink:type="simple" xlink:href="#__RefHeading___Toc447_1318882124" text:style-name="Index_20_Link" text:visited-style-name="Index_20_Link">Was ist UliCMS?<text:tab/>1</text:a></text:p>
          <text:p text:style-name="P48"><text:a xlink:type="simple" xlink:href="#__RefHeading___Toc772_1675799425" text:style-name="Index_20_Link" text:visited-style-name="Index_20_Link">Zusammenfassung der Änderungen<text:tab/>2</text:a></text:p>
          <text:p text:style-name="P49"><text:a xlink:type="simple" xlink:href="#__RefHeading___Toc752_1672869441" text:style-name="Index_20_Link" text:visited-style-name="Index_20_Link">Übersicht der neuen Features<text:tab/>2</text:a></text:p>
          <text:p text:style-name="P50"><text:a xlink:type="simple" xlink:href="#__RefHeading___Toc1085_964769708" text:style-name="Index_20_Link" text:visited-style-name="Index_20_Link">Neue Features<text:tab/>2</text:a></text:p>
          <text:p text:style-name="P49"><text:a xlink:type="simple" xlink:href="#__RefHeading___Toc613_1591579906" text:style-name="Index_20_Link" text:visited-style-name="Index_20_Link">Neue API-Funktionen hinzugefügt<text:tab/>3</text:a></text:p>
          <text:p text:style-name="P50"><text:a xlink:type="simple" xlink:href="#__RefHeading___Toc1087_964769708" text:style-name="Index_20_Link" text:visited-style-name="Index_20_Link">Entfernte Features<text:tab/>4</text:a></text:p>
          <text:p text:style-name="P50"><text:a xlink:type="simple" xlink:href="#__RefHeading___Toc1089_964769708" text:style-name="Index_20_Link" text:visited-style-name="Index_20_Link">Sonstige Änderungen<text:tab/>4</text:a></text:p>
          <text:p text:style-name="P48"><text:a xlink:type="simple" xlink:href="#__RefHeading___Toc360_1816393294" text:style-name="Index_20_Link" text:visited-style-name="Index_20_Link">Beschreibung der neuen Features<text:tab/>5</text:a></text:p>
          <text:p text:style-name="P49"><text:a xlink:type="simple" xlink:href="#__RefHeading___Toc1162_964769708" text:style-name="Index_20_Link" text:visited-style-name="Index_20_Link">Neues Standard-Design theme-2017<text:tab/>5</text:a></text:p>
          <text:p text:style-name="P49"><text:a xlink:type="simple" xlink:href="#__RefHeading___Toc413_173740082" text:style-name="Index_20_Link" text:visited-style-name="Index_20_Link">"Passwort wiederholen" Feld zur Userverwaltung hinzugefügt<text:tab/>6</text:a></text:p>
          <text:p text:style-name="P49"><text:a xlink:type="simple" xlink:href="#__RefHeading___Toc447_236248049" text:style-name="Index_20_Link" text:visited-style-name="Index_20_Link">CKEditor auf Version 4.5.11 geupdatet<text:tab/>6</text:a></text:p>
          <text:p text:style-name="P49"><text:a xlink:type="simple" xlink:href="#__RefHeading___Toc543_83785639" text:style-name="Index_20_Link" text:visited-style-name="Index_20_Link">Berechtigungen<text:tab/>7</text:a></text:p>
          <text:p text:style-name="P50"><text:a xlink:type="simple" xlink:href="#__RefHeading___Toc477_182307486" text:style-name="Index_20_Link" text:visited-style-name="Index_20_Link">Schreibzugriff auf Inhalte kann nun beschränkt werden<text:tab/>7</text:a></text:p>
          <text:p text:style-name="P50"><text:a xlink:type="simple" xlink:href="#__RefHeading___Toc545_83785639" text:style-name="Index_20_Link" text:visited-style-name="Index_20_Link">Erweiterung des Berechtigungssystems<text:tab/>8</text:a></text:p>
          <text:p text:style-name="P49"><text:a xlink:type="simple" xlink:href="#__RefHeading___Toc620_83785639" text:style-name="Index_20_Link" text:visited-style-name="Index_20_Link">Bevorzuge nun curl als Methode um Dateien herunterzuladen<text:tab/>8</text:a></text:p>
          <text:p text:style-name="P49"><text:a xlink:type="simple" xlink:href="#__RefHeading___Toc615_1591579906" text:style-name="Index_20_Link" text:visited-style-name="Index_20_Link">Filter custom_post_types hinzugefügt<text:tab/>9</text:a></text:p>
          <text:p text:style-name="P49"><text:a xlink:type="simple" xlink:href="#__RefHeading___Toc662_1022655864" text:style-name="Index_20_Link" text:visited-style-name="Index_20_Link">before_custom_data_json<text:tab/>9</text:a></text:p>
          <text:p text:style-name="P49"><text:a xlink:type="simple" xlink:href="#__RefHeading___Toc727_2087720609" text:style-name="Index_20_Link" text:visited-style-name="Index_20_Link">Feld "Übergeordnete Seite" wird nun gefiltert nach Menü und Sprache (Seitenverwaltung)<text:tab/>9</text:a></text:p>
          <text:p text:style-name="P48"><text:a xlink:type="simple" xlink:href="#__RefHeading___Toc807_579939615" text:style-name="Index_20_Link" text:visited-style-name="Index_20_Link">Durchführung der Installation<text:tab/>10</text:a></text:p>
          <text:p text:style-name="P48"><text:a xlink:type="simple" xlink:href="#__RefHeading__616_716240178" text:style-name="Index_20_Link" text:visited-style-name="Index_20_Link">Durchführung eines Upgrades<text:tab/>10</text:a></text:p>
          <text:p text:style-name="P48"><text:a xlink:type="simple" xlink:href="#__RefHeading___Toc734_1061336504" text:style-name="Index_20_Link" text:visited-style-name="Index_20_Link">Benötigen Sie Hilfe?<text:tab/>12</text:a></text:p>
          <text:p text:style-name="P48"><text:a xlink:type="simple" xlink:href="#__RefHeading___Toc978_1474200080" text:style-name="Index_20_Link" text:visited-style-name="Index_20_Link">Abbildungsverzeichnis<text:tab/>12</text:a></text:p>
        </text:index-body>
      </text:table-of-content>
      <text:p text:style-name="P9"/>
      <text:h text:style-name="P35" text:outline-level="1"><text:bookmark-start text:name="__RefHeading___Toc467_918909501"/>Über dieses Dokument<text:bookmark-end text:name="__RefHeading___Toc467_918909501"/></text:h>
      <text:p text:style-name="P4">Dieses Dokument beschreibt die neuen Features in UliCMS <text:span text:style-name="T8">2017.1.</text:span></text:p>
      <text:p text:style-name="P26"/>
      <text:h text:style-name="P39" text:outline-level="2"><text:bookmark-start text:name="__RefHeading___Toc481_1318882124"/>Zielgruppe<text:bookmark-end text:name="__RefHeading___Toc481_1318882124"/></text:h>
      <text:p text:style-name="P1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P5">UliCMS ist eine flexible Open Source Web Content Management Lösung aus Deutschland, die <text:span text:style-name="T2">unter einer BSD-Lizenz mit Advertising-Klausel lizenziert ist. </text:span></text:p>
      <text:p text:style-name="P6">UliCMS ermöglicht die Erstellung und Verwaltung von kleinen und mittelgroßen Websites.</text:p>
      <text:h text:style-name="P36" text:outline-level="1"><text:bookmark-start text:name="__RefHeading___Toc772_1675799425"/>Zusammenfassung der Änderungen<text:bookmark-end text:name="__RefHeading___Toc772_1675799425"/></text:h>
      <text:h text:style-name="P40" text:outline-level="2"><text:bookmark-start text:name="__RefHeading___Toc752_1672869441"/>Übersicht der neuen Features<text:bookmark-end text:name="__RefHeading___Toc752_1672869441"/></text:h>
      <text:p text:style-name="P7">Diese Version von UliCMS enthält alle Features die in UliCMS 9.8.<text:span text:style-name="T8">5 </text:span>enthalten waren, sowie die <text:span text:style-name="T4">im F</text:span>olgenden <text:span text:style-name="T4">aufgelisteten </text:span>neuen Features. <text:span text:style-name="T5">Nach der Auflistung folgt eine Detailbeschreibung der neuen Features, sofern notwendig.</text:span></text:p>
      <text:h text:style-name="P44" text:outline-level="3"><text:bookmark-start text:name="__RefHeading___Toc1085_964769708"/>Neue Features<text:bookmark-end text:name="__RefHeading___Toc1085_964769708"/></text:h>
      <text:list xml:id="list5049755905670169338" text:style-name="L1">
        <text:list-item>
          <text:p text:style-name="P51">Neues Standard-Design theme-2017</text:p>
        </text:list-item>
      </text:list>
      <text:list xml:id="list7062838977358456024" text:style-name="L2">
        <text:list-item>
          <text:p text:style-name="P52">"Passwort wiederholen" Feld zur Userverwaltung hinzugefügt</text:p>
        </text:list-item>
        <text:list-item>
          <text:p text:style-name="P52">CKEditor auf Version 4.5.11 geupdatet</text:p>
        </text:list-item>
        <text:list-item>
          <text:p text:style-name="P52">Schreibzugriff auf Seiten kann nun beschränkt werden</text:p>
        </text:list-item>
        <text:list-item>
          <text:p text:style-name="P52">Bevorzuge nun curl als Methode um Dateien herunterzuladen</text:p>
        </text:list-item>
        <text:list-item>
          <text:p text:style-name="P52">Filter custom_post_types hinzugefügt</text:p>
        </text:list-item>
        <text:list-item>
          <text:p text:style-name="P52">Hook before_custom_data_json hinzugefügt</text:p>
        </text:list-item>
        <text:list-item>
          <text:p text:style-name="P52">Feld "Übergeordnete Seite" wird nun gefiltert nach Menü und Sprache (Seitenverwaltung)</text:p>
        </text:list-item>
        <text:list-item>
          <text:p text:style-name="P52">Fast Mode hinzugefügt (Verbesserung der Performance durch Deaktivierung bestimmter Funktionen)</text:p>
        </text:list-item>
        <text:list-item>
          <text:p text:style-name="P52">Performance verbessert</text:p>
        </text:list-item>
        <text:list-item>
          <text:p text:style-name="P52">"Nachricht des Tages" nutzt nun den HTML-Editor</text:p>
        </text:list-item>
        <text:list-item>
          <text:p text:style-name="P52">"admin_permission" Attribut in metadata.json wird nun unterstützt</text:p>
        </text:list-item>
        <text:list-item>
          <text:p text:style-name="P52">"menus" Attribut in metadata.json von Theems wird nun ausgewertet und die Auswahllisten für Menüs danach gefiltert</text:p>
        </text:list-item>
        <text:list-item>
          <text:p text:style-name="P52">Übersetzungssystem für JavaScript hinzugefügt</text:p>
        </text:list-item>
        <text:list-item>
          <text:p text:style-name="P52">Custom Fields</text:p>
        </text:list-item>
        <text:list-item>
          <text:p text:style-name="P52">Feld "Auszug" verwendet nun den HTML-Editor</text:p>
        </text:list-item>
        <text:list-item>
          <text:p text:style-name="P52">Alle png-Grafiken optimiert</text:p>
        </text:list-item>
        <text:list-item>
          <text:p text:style-name="P54">Filter „Typen“ zeigt nur noch tatsächlich verwendete Typen</text:p>
        </text:list-item>
        <text:list-item>
          <text:p text:style-name="P55">Option „versteckt“ hinzugefügt</text:p>
        </text:list-item>
        <text:list-item>
          <text:p text:style-name="P56">Inhaltstyp „Knotenpunkt hinzugefügt“</text:p>
        </text:list-item>
        <text:list-item>
          <text:p text:style-name="P57">Controller, Helper, <text:span text:style-name="T15">Objects</text:span> und <text:span text:style-name="T16">Actions</text:span> können nun in der metadata.json eingebunden werden</text:p>
        </text:list-item>
      </text:list>
      <text:h text:style-name="P41" text:outline-level="2"><text:bookmark-start text:name="__RefHeading___Toc613_1591579906"/>Neue API-Funktionen hinzugefügt<text:bookmark-end text:name="__RefHeading___Toc613_1591579906"/></text:h>
      <text:list xml:id="list140152396820268" text:continue-numbering="true" text:style-name="L2">
        <text:list-item>
          <text:list>
            <text:list-item>
              <text:p text:style-name="P73">uimport()</text:p>
            </text:list-item>
            <text:list-item>
              <text:p text:style-name="P73">SecurityHelper::securePath()</text:p>
            </text:list-item>
            <text:list-item>
              <text:p text:style-name="P73"><text:span text:style-name="T14">ModuleHelper::</text:span>buildActionURL()</text:p>
            </text:list-item>
            <text:list-item>
              <text:p text:style-name="P74">get_content()</text:p>
            </text:list-item>
          </text:list>
        </text:list-item>
      </text:list>
      <text:h text:style-name="P46" text:outline-level="3"><text:bookmark-start text:name="__RefHeading___Toc1087_964769708"/>Entfernte Features<text:bookmark-end text:name="__RefHeading___Toc1087_964769708"/></text:h>
      <text:list xml:id="list4850716555663397419" text:style-name="L3">
        <text:list-item>
          <text:p text:style-name="P58">Feld für ICQ-UID entfernt</text:p>
        </text:list-item>
        <text:list-item>
          <text:p text:style-name="P58">PHP Form Builder Class aus dem Core entfernt. Dies soll zukünftig in ein Modul ausgelagert werden.</text:p>
        </text:list-item>
        <text:list-item>
          <text:p text:style-name="P58">generischer JSON Export entfernt</text:p>
        </text:list-item>
        <text:list-item>
          <text:p text:style-name="P58">CKEditor Skin office2013 entfernt</text:p>
        </text:list-item>
      </text:list>
      <text:h text:style-name="Heading_20_3" text:outline-level="3"><text:bookmark-start text:name="__RefHeading___Toc1089_964769708"/>Sonstige Änderungen<text:bookmark-end text:name="__RefHeading___Toc1089_964769708"/></text:h>
      <text:list xml:id="list6899396438397500644" text:style-name="L4">
        <text:list-item>
          <text:p text:style-name="P59">Sende Error 403 bei fehlgeschlagenem Login</text:p>
        </text:list-item>
        <text:list-item>
          <text:p text:style-name="P59">Unique Index zu der Spalte "name" der setttings-Tabelle hinzugefügt</text:p>
        </text:list-item>
      </text:list>
      <text:h text:style-name="P37" text:outline-level="1"><text:bookmark-start text:name="__RefHeading___Toc360_1816393294"/>Beschreibung der neuen Features<text:bookmark-end text:name="__RefHeading___Toc360_1816393294"/></text:h>
      <text:h text:style-name="Heading_20_2" text:outline-level="2"><text:bookmark-start text:name="__RefHeading___Toc1162_964769708"/>Neues Standard-Design theme-2017<text:bookmark-end text:name="__RefHeading___Toc1162_964769708"/></text:h>
      <text:p text:style-name="P13">UliCMS 2017.1 kommt mit dem neuen Standard-Design theme-2017.</text:p>
      <text:p text:style-name="P14">Dieses bietet die folgenden Eigenschaften:</text:p>
      <text:list xml:id="list1435711912852945696" text:style-name="L5">
        <text:list-item>
          <text:p text:style-name="P60">Basiert auf Bootstrap</text:p>
        </text:list-item>
        <text:list-item>
          <text:p text:style-name="P60">Ein Menü (top)</text:p>
        </text:list-item>
        <text:list-item>
          <text:p text:style-name="P60">Responsive</text:p>
        </text:list-item>
        <text:list-item>
          <text:p text:style-name="P60">Logo und MOTD auf Startseite</text:p>
        </text:list-item>
        <text:list-item>
          <text:p text:style-name="P60">Motto kann auch auf Seitenebene gesetzt werden, per Custom Data</text:p>
        </text:list-item>
      </text:list>
      <text:p text:style-name="P14"/>
      <text:p text:style-name="P15"><draw:frame draw:style-name="fr1" draw:name="Rahmen1" text:anchor-type="paragraph" svg:width="17.013cm" draw:z-index="17"><draw:text-box fo:min-height="13.386cm"><text:p text:style-name="P30"><draw:frame draw:style-name="fr7" draw:name="Bild3" text:anchor-type="as-char" svg:width="12.838cm" style:rel-width="75%" svg:height="10.102cm" style:rel-height="scale" draw:z-index="24"><draw:image xlink:href="Pictures/10000000000002EA0000024B6BF1E01716C9145B.png" xlink:type="simple" xlink:show="embed" xlink:actuate="onLoad"/></draw:frame></text:p><text:p text:style-name="P30">Abbildung <text:sequence text:ref-name="refIllustration0" text:name="Illustration" text:formula="ooow:Illustration+1" style:num-format="1">1</text:sequence>: <text:span text:style-name="T9">Neues Standard-Design </text:span>theme-2017</text:p></draw:text-box></draw:frame></text:p>
      <text:p text:style-name="P31"><draw:frame draw:style-name="fr1" draw:name="Rahmen2" text:anchor-type="paragraph" svg:width="8.899cm" draw:z-index="18"><draw:text-box fo:min-height="10.811cm"><text:p text:style-name="P29"><draw:frame draw:style-name="fr2" draw:name="Rahmen3" text:anchor-type="as-char" svg:width="8.315cm" style:rel-width="93%" svg:height="10.172cm" style:rel-height="scale-min" draw:z-index="19"><draw:text-box><text:p text:style-name="Illustration"><draw:frame draw:style-name="fr7" draw:name="Bild4" text:anchor-type="as-char" svg:width="8.315cm" style:rel-width="100%" svg:height="10.172cm" style:rel-height="scale" draw:z-index="21"><draw:image xlink:href="Pictures/10000000000001F5000002655CCDA7137814B59B.png" xlink:type="simple" xlink:show="embed" xlink:actuate="onLoad"/></draw:frame>Abbildung <text:sequence text:ref-name="refIllustration1" text:name="Illustration" text:formula="ooow:Illustration+1" style:num-format="1">2</text:sequence>: <text:s/>theme-2017 mit Responsive Menü</text:p></draw:text-box></draw:frame></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140150919428945" text:continue-list="list140152396820268" text:style-name="L2">
        <text:list-header>
          <text:p text:style-name="P53"/>
        </text:list-header>
      </text:list>
      <text:h text:style-name="Heading_20_2" text:outline-level="2"/>
      <text:h text:style-name="Heading_20_2" text:outline-level="2"><text:bookmark-start text:name="__RefHeading___Toc413_173740082"/>"Passwort wiederholen" Feld zur Userverwaltung hinzugefügt<text:bookmark-end text:name="__RefHeading___Toc413_173740082"/></text:h>
      <text:p text:style-name="P16">Beim festlegen eines neuen Passwortes muss dieses nun wiederholt werden.</text:p>
      <text:p text:style-name="P17">Die Felder färben sich grün, wenn die Wiederholung des Passworts übereinstimmt, oder rot wenn nicht.</text:p>
      <text:p text:style-name="P15"><draw:frame draw:style-name="fr1" draw:name="Rahmen4" text:anchor-type="paragraph" svg:width="17.013cm" draw:z-index="20"><draw:text-box fo:min-height="3.32cm"><text:p text:style-name="Illustration"><draw:frame draw:style-name="fr7" draw:name="Bild5" text:anchor-type="as-char" svg:width="17.013cm" style:rel-width="100%" svg:height="3.32cm" style:rel-height="scale" draw:z-index="23"><draw:image xlink:href="Pictures/100002010000029A00000082B3C853EE8C4D44B9.png" xlink:type="simple" xlink:show="embed" xlink:actuate="onLoad"/></draw:frame>Abbildung <text:sequence text:ref-name="refIllustration2" text:name="Illustration" text:formula="ooow:Illustration+1" style:num-format="1">3</text:sequence>: Felder zur Eingabe eines neuen Passworts</text:p></draw:text-box></draw:frame></text:p>
      <text:h text:style-name="Heading_20_2" text:outline-level="2"><text:bookmark-start text:name="__RefHeading___Toc447_236248049"/>CKEditor auf Version 4.5.11 geupdatet<text:bookmark-end text:name="__RefHeading___Toc447_236248049"/></text:h>
      <text:p text:style-name="P18">Die CKEditor Komponente wurde auf Version 4.5.11 geupdatet.</text:p>
      <text:p text:style-name="P18">Informationen zu den Neuerungen finden Sie auf:</text:p>
      <text:p text:style-name="P19"><text:a xlink:type="simple" xlink:href="http://ckeditor.com/release-notes" text:style-name="Internet_20_link" text:visited-style-name="Visited_20_Internet_20_Link">http://ckeditor.com/release-notes</text:a></text:p>
      <text:h text:style-name="P42" text:outline-level="2"><text:bookmark-start text:name="__RefHeading___Toc543_83785639"/>Berechtigungen<text:bookmark-end text:name="__RefHeading___Toc543_83785639"/></text:h>
      <text:h text:style-name="Heading_20_3" text:outline-level="3"><text:bookmark-start text:name="__RefHeading___Toc477_182307486"/>Schreibzugriff auf <text:span text:style-name="T10">Inhalte</text:span> kann nun beschränkt werden<text:bookmark-end text:name="__RefHeading___Toc477_182307486"/></text:h>
      <text:p text:style-name="P20">Die Bearbeitung von <text:span text:style-name="T10">Inhalten</text:span> kann nun auf bestimmte Nutzer beschränkt werden.<text:line-break/>Dafür wurden in der Sektion „Berechtigungen“ Checkboxen hinzugefügt.</text:p>
      <text:p text:style-name="P20"><draw:frame draw:style-name="fr1" draw:name="Rahmen5" text:anchor-type="paragraph" svg:width="17.013cm" draw:z-index="22"><draw:text-box fo:min-height="3.752cm"><text:p text:style-name="Illustration"><draw:frame draw:style-name="fr7" draw:name="Bild6" text:anchor-type="as-char" svg:width="17.013cm" style:rel-width="100%" svg:height="3.752cm" style:rel-height="scale" draw:z-index="25"><draw:image xlink:href="Pictures/100002010000049600000103804ECF93B1DD7BBA.png" xlink:type="simple" xlink:show="embed" xlink:actuate="onLoad"/></draw:frame><text:line-break/>Abbildung <text:sequence text:ref-name="refIllustration3" text:name="Illustration" text:formula="ooow:Illustration+1" style:num-format="1">4</text:sequence>: Neue Checkboxen für "Bearbeitung beschränken"</text:p></draw:text-box></draw:frame></text:p>
      <text:p text:style-name="P21">Sobald eine dieser Checkboxen markiert ist, wird die Bearbeitung des Inhalts auf diese Gruppe eingeschränkt. Es können auch mehrere Optionen kombiniert.</text:p>
      <text:p text:style-name="P21"><text:span text:style-name="T11">Admin</text:span><text:line-break/>Es dürfen nur Benutzer bei denen „Ist Admin“ markiert ist bearbeiten.</text:p>
      <text:p text:style-name="P21"><text:span text:style-name="T11">Gruppe</text:span><text:line-break/>Es dürfen nur Benutzer in der gleichen Gruppe bearbeiten.</text:p>
      <text:p text:style-name="P21"><text:span text:style-name="T11">Eigentümer</text:span><text:line-break/>Es darf nur der Eigentümer des Inhalts den Inhalt bearbeiten.</text:p>
      <text:p text:style-name="P21"><text:span text:style-name="T11">Andere</text:span><text:line-break/>Es dürfen nur Benutzer die nicht in eine der oberen Gruppen fallen den Inhalt bearbeiten.</text:p>
      <text:h text:style-name="P45" text:outline-level="3"/>
      <text:h text:style-name="P47" text:outline-level="3"><text:bookmark-start text:name="__RefHeading___Toc545_83785639"/>Erweiterung des Berechtigungssystems<text:bookmark-end text:name="__RefHeading___Toc545_83785639"/></text:h>
      <text:p text:style-name="P22">Die folgenden neuen Berechtigungen wurden hinzugefügt. Diese müssen nach einem Upgrade neu vergeben werden. Bitte stellen Sie vor dem Upgrade sicher, dass bei Ihrem <text:s/>Benutzerkonto die Checkbox „Ist Admin“ gesetzt ist, da Sie sonst nach dem Upgrade nicht mehr über die Berechtigung, die Gruppenrechte zu ändern verfügen.</text:p>
      <text:p text:style-name="P22"/>
      <text:list xml:id="list1284134841331705674" text:style-name="L6">
        <text:list-item>
          <text:p text:style-name="P61">pages_create</text:p>
        </text:list-item>
        <text:list-item>
          <text:p text:style-name="P61">forms_create</text:p>
        </text:list-item>
        <text:list-item>
          <text:p text:style-name="P61">forms_edit</text:p>
        </text:list-item>
        <text:list-item>
          <text:p text:style-name="P61">banners_create</text:p>
        </text:list-item>
        <text:list-item>
          <text:p text:style-name="P61">banners_delete</text:p>
        </text:list-item>
        <text:list-item>
          <text:p text:style-name="P61">categories_create</text:p>
        </text:list-item>
        <text:list-item>
          <text:p text:style-name="P61">categories_edit</text:p>
        </text:list-item>
        <text:list-item>
          <text:p text:style-name="P61">videos_create</text:p>
        </text:list-item>
        <text:list-item>
          <text:p text:style-name="P61">videos_edit</text:p>
        </text:list-item>
        <text:list-item>
          <text:p text:style-name="P61">audio_create</text:p>
        </text:list-item>
        <text:list-item>
          <text:p text:style-name="P61">audio_edit</text:p>
        </text:list-item>
        <text:list-item>
          <text:p text:style-name="P61">users_create</text:p>
        </text:list-item>
        <text:list-item>
          <text:p text:style-name="P61">users_edit</text:p>
        </text:list-item>
        <text:list-item>
          <text:p text:style-name="P61">groups_create</text:p>
        </text:list-item>
        <text:list-item>
          <text:p text:style-name="P61">groups_edit</text:p>
        </text:list-item>
        <text:list-item>
          <text:p text:style-name="P61">expert_settings_create</text:p>
        </text:list-item>
        <text:list-item>
          <text:p text:style-name="P61">expert_settings_edit</text:p>
        </text:list-item>
      </text:list>
      <text:p text:style-name="P23"/>
      <text:h text:style-name="Heading_20_2" text:outline-level="2"><text:bookmark-start text:name="__RefHeading___Toc620_83785639"/>Bevorzuge nun curl als Methode um Dateien herunterzuladen<text:bookmark-end text:name="__RefHeading___Toc620_83785639"/></text:h>
      <text:p text:style-name="P24">Es wird nun libcurl gegenüber file_get_contents() <text:span text:style-name="T12">als Methode </text:span>zum Download von Dateien bevorzugt, sofern das curl php-Modul auf dem Server installiert ist. curl bietet im vergleich zu file_get_contents() insbesondere bei größeren Downloads eine bessere Performance. Sofern curl nicht <text:span text:style-name="T13">verfügbar ist, wird file_get_contents als Fallback verwendet. Bitte beachten Sie, dass sich diese Verbesserung nur auf Code der die Funktion file_get_contents_wrapper() benutzt, auswirkt.</text:span></text:p>
      <text:h text:style-name="P43" text:outline-level="2"><text:bookmark-start text:name="__RefHeading___Toc615_1591579906"/>Filter custom_post_types hinzugefügt<text:bookmark-end text:name="__RefHeading___Toc615_1591579906"/></text:h>
      <text:p text:style-name="P25">Der Filter „custom_post_types“ wurde hinzugefügt. Mit dem Filter kann man die Liste der Inhaltstypen filtern.</text:p>
      <text:h text:style-name="Heading_20_2" text:outline-level="2"><text:bookmark-start text:name="__RefHeading___Toc662_1022655864"/>before_custom_data_json<text:bookmark-end text:name="__RefHeading___Toc662_1022655864"/></text:h>
      <text:p text:style-name="P71">Die Hook „before_custom_data_json“ wurde hinzugefügt. Diese Hook kann dafür verwendet werden, um im Backend auf den Seiten „Seite anlegen“, „Seite bearbeiten“ und „Seite klonen“ über dem Tab „Benutzerdefinierte Daten (JSON)“ HTML Code auszugeben.</text:p>
      <text:h text:style-name="Heading_20_2" text:outline-level="2"><text:bookmark-start text:name="__RefHeading___Toc727_2087720609"/>Feld "Übergeordnete Seite" wird nun gefiltert nach Menü und Sprache (Seitenverwaltung)<text:bookmark-end text:name="__RefHeading___Toc727_2087720609"/></text:h>
      <text:p text:style-name="P72">Wenn man eine Seite anlegt, bearbeitet oder klont, wird das Feld „übergeordnete Seite“ <text:span text:style-name="T18">nun </text:span>so <text:span text:style-name="T17">gefiltert</text:span>, dass es nur noch Seiten aus der gleichen Sprache und dem gleichen <text:span text:style-name="T18">Navigationsmenü </text:span><text:s/>anbietet.</text:p>
      <text:h text:style-name="P36" text:outline-level="1"><text:bookmark-start text:name="__RefHeading___Toc807_579939615"/>Durchführung der Installation<text:bookmark-end text:name="__RefHeading___Toc807_579939615"/></text:h>
      <text:list xml:id="list2393633607869602446" text:style-name="L7">
        <text:list-item>
          <text:p text:style-name="P62">Entpacken Sie die heruntergeladene zip-Datei.</text:p>
        </text:list-item>
        <text:list-item>
          <text:p text:style-name="P62">Verbinden Sie sich per FTP mit dem Webserver und laden Sie den Inhalt des Ordners „ulicms“ in den Hauptordner oder einen Unterordner hoch.</text:p>
        </text:list-item>
        <text:list-item>
          <text:p text:style-name="P62">Wenn Sie UliCMS in de<text:span text:style-name="T3">m</text:span> Hauptordner hochgeladen haben, rufen Sie [www.ihredomain.de]/installer im Browser auf.</text:p>
        </text:list-item>
        <text:list-item>
          <text:p text:style-name="P62">Wenn Sie UliCMS in eine<text:span text:style-name="T3">m</text:span> Unterordner hochgeladen haben, rufen Sie [www.ihredomain.de]/[ihr-unterordner]/installer im Browser auf.<text:line-break/>Die eckigen Klammern sind Platzhalter.</text:p>
        </text:list-item>
        <text:list-item>
          <text:p text:style-name="P62">Folgen Sie den Anweisungen des Installationsassistenten.</text:p>
        </text:list-item>
        <text:list-item>
          <text:p text:style-name="P63">Löschen Sie nach erfolgreichen Abschluss der Installation den Ordner „installer“ vom Server.</text:p>
        </text:list-item>
      </text:list>
      <text:h text:style-name="Heading_20_1" text:outline-level="1"><text:bookmark-start text:name="__RefHeading__616_716240178"/>Durchführung eines Upgrades<text:bookmark-end text:name="__RefHeading__616_716240178"/></text:h>
      <text:list xml:id="list6880159229886837481" text:style-name="L8">
        <text:list-item>
          <text:p text:style-name="P64">Entpacken Sie das heruntergeladene Upgrade-Paket.</text:p>
        </text:list-item>
        <text:list-item>
          <text:p text:style-name="P64">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66">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40151610224275" text:continue-numbering="true" text:style-name="L8">
        <text:list-item>
          <text:p text:style-name="P64"><draw:frame draw:style-name="fr3" draw:name="Rahmen7" text:anchor-type="paragraph" svg:x="2.708cm" svg:y="-0.171cm" svg:width="6.881cm" draw:z-index="15"><draw:text-box fo:min-height="8.183cm"><text:p text:style-name="Illustration"><draw:frame draw:style-name="fr8" draw:name="Bild10" text:anchor-type="paragraph" svg:width="6.881cm" svg:height="8.183cm" style:rel-height="scale" draw:z-index="16"><draw:image xlink:href="Pictures/100002010000013D000001793A120E607E6C6CA3.png" xlink:type="simple" xlink:show="embed" xlink:actuate="onLoad"/></draw:frame>Abbildung <text:sequence text:ref-name="refIllustration4" text:name="Illustration" text:formula="ooow:Illustration+1" style:num-format="1">5</text:sequence>: Abbildung, setzen der Datei-Berechtigungen auf dem FTP-Server<text:line-break/></text:p></draw:text-box></draw:frame>Wenn Sie UliCMS in de<text:span text:style-name="T3">m</text:span> Hauptordner <text:span text:style-name="T3">installiert</text:span> haben, rufen Sie [www.ihredomain.de]/<text:span text:style-name="T3">update.php</text:span> im Browser auf.</text:p>
        </text:list-item>
        <text:list-item>
          <text:p text:style-name="P65">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67">Loggen Sie sich nun in das CMS ein, prüfen Sie, ob eine Paketquelle für diese Version von UliCMS ausgewählt ist.</text:p>
        </text:list-item>
        <text:list-item>
          <text:p text:style-name="P68">Falls Patches für UliCMS verfügbar sind, installieren Sie diese.</text:p>
        </text:list-item>
        <text:list-item>
          <text:p text:style-name="P69">Leeren Sie den Cache des CMS.</text:p>
        </text:list-item>
        <text:list-item>
          <text:p text:style-name="P70">Rufen Sie „Pakete“ auf, und merken Sie sich alle Pakete, deren Versionsnummer rot markiert ist. Installieren Sie die neuen Versionen dieser Pakete.</text:p>
        </text:list-item>
        <text:list-item>
          <text:p text:style-name="P70">Falls Probleme mit Modulen und Themes auftreten, die nicht aus der Paketquelle stammen, prüfen Sie, ob von diesen Paketen beim Hersteller eine neue Version verfügbar ist, und installieren Sie diese gegebenenfalls.</text:p>
        </text:list-item>
      </text:list>
      <text:h text:style-name="P34" text:outline-level="1"/>
      <text:h text:style-name="P38" text:outline-level="1"><text:bookmark-start text:name="__RefHeading___Toc734_1061336504"/>Benötigen Sie Hilfe?<text:bookmark-end text:name="__RefHeading___Toc734_1061336504"/></text:h>
      <text:p text:style-name="P12"><text:span text:style-name="T6">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6">http://www.ulicms.de/kontakt.html</text:span></text:a><text:span text:style-name="T6"> oder auf Facebook </text:span><text:a xlink:type="simple" xlink:href="https://www.facebook.com/UliCMS9" text:style-name="Internet_20_link" text:visited-style-name="Visited_20_Internet_20_Link"><text:span text:style-name="T6">https://www.facebook.com/UliCMS9</text:span></text:a><text:span text:style-name="T6">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2">Abbildung 1: Neues Standard-Design theme-2017<text:tab/>5</text:p>
          <text:p text:style-name="P32">Abbildung 2: theme-2017 mit Responsive Menü<text:tab/>6</text:p>
          <text:p text:style-name="P32">Abbildung 3: Felder zur Eingabe eines neuen Passworts<text:tab/>6</text:p>
          <text:p text:style-name="P32">Abbildung 4: Neue Checkboxen für "Bearbeitung beschränken"<text:tab/>7</text:p>
          <text:p text:style-name="P32">Abbildung 5: Abbildung, setzen der Datei-Berechtigungen auf dem FTP-Server<text:tab/>11</text:p>
        </text:index-body>
      </text:illustration-index>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4"><draw:image xlink:href="Pictures/10000201000002D100000092FBD221D5D25D31CD.png" xlink:type="simple" xlink:show="embed" xlink:actuate="onLoad"/></draw:frame><text:page-number text:select-page="current">12</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6-11-24T14:01:50.693379258">24.11.2016</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FBD221D5D25D31CD.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4H24M36S</meta:editing-duration>
    <meta:editing-cycles>549</meta:editing-cycles>
    <meta:generator>LibreOffice/5.2.3.3$MacOSX_X86_64 LibreOffice_project/d54a8868f08a7b39642414cf2c8ef2f228f780cf</meta:generator>
    <dc:date>2016-11-24T14:01:50.633882000</dc:date>
    <meta:document-statistic meta:table-count="0" meta:image-count="9" meta:object-count="0" meta:page-count="14" meta:paragraph-count="158" meta:word-count="1282" meta:character-count="9315" meta:non-whitespace-character-count="8252"/>
  </office:meta>
</office:document-meta>
</file>